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96612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c0"/>
    </style:style>
    <style:style style:name="T7" style:family="text">
      <style:text-properties style:use-window-font-color="true" style:font-name-asian="Courier New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8"><text:s text:c="4"/>resource: "@ApplicationShopBundle/Resources/config/routing/order.yml"</text:p>
      <text:p text:style-name="P8"><text:s text:c="4"/>prefix: <text:s text:c="2"/>/order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8"><text:s text:c="4"/>path: <text:s text:c="4"/>/cart</text:p>
      <text:p text:style-name="P8"><text:s text:c="4"/>defaults: { _controller: "ApplicationShopBundle:Order:cart" }</text:p>
      <text:p text:style-name="P3"/>
      <text:p text:style-name="P5">3. Dodanie kontrolera:</text:p>
      <text:p text:style-name="P4"><text:span text:style-name="T3">src/Application/ShopBundle/Controller/</text:span><text:span text:style-name="T2">OrderController.php</text:span></text:p>
      <text:p text:style-name="P5"/>
      <text:p text:style-name="P6">&lt;?php</text:p>
      <text:p text:style-name="P3"/>
      <text:p text:style-name="P7">namespace Application\ShopBundle\Controller;</text:p>
      <text:p text:style-name="P3"/>
      <text:p text:style-name="P3"><text:span text:style-name="T4">use </text:span><text:span text:style-name="T5">Symfony\Bundle\FrameworkBundle\Controller\Controller;</text:span></text:p>
      <text:p text:style-name="P3"/>
      <text:p text:style-name="P3"><text:span text:style-name="T4">class </text:span><text:span text:style-name="T5">OrderController </text:span><text:span text:style-name="T4">extends </text:span><text:span text:style-name="T5">Controller</text:span></text:p>
      <text:p text:style-name="P7">{</text:p>
      <text:p text:style-name="P3"><text:span text:style-name="T5"><text:s text:c="4"/></text:span><text:span text:style-name="T4">public function </text:span><text:span text:style-name="T5">cartAction()</text:span></text:p>
      <text:p text:style-name="P7"><text:s text:c="4"/>{</text:p>
      <text:p text:style-name="P3"><text:span text:style-name="T5"><text:s text:c="8"/></text:span><text:span text:style-name="T4">return </text:span><text:span text:style-name="T5">$this-&gt;render(</text:span><text:span text:style-name="T6">'ApplicationShopBundle:Order:cart.html.twig'</text:span><text:span text:style-name="T5">);</text:span></text:p>
      <text:p text:style-name="P7"><text:s text:c="4"/>}</text:p>
      <text:p text:style-name="P7">}</text:p>
      <text:p text:style-name="P4"/>
      <text:p text:style-name="P5">4. Dodanie template:</text:p>
      <text:p text:style-name="P4"><text:span text:style-name="T7">src/Application/ShopBundle/Resources/views/</text:span><text:span text:style-name="T2">Order/cart.html.twig</text:span></text:p>
      <text:p text:style-name="P5"/>
      <text:p text:style-name="P12">{% extends 'ApplicationShopBundle::layout.html.twig' %}</text:p>
      <text:p text:style-name="P12"/>
      <text:p text:style-name="P12">{% block title %}Cart{% endblock %}</text:p>
      <text:p text:style-name="P12">{% block stylesheets %}{% endblock %}</text:p>
      <text:p text:style-name="P12">{% block javascripts %}{% endblock %}</text:p>
      <text:p text:style-name="P12"/>
      <text:p text:style-name="P12">{% block body %}</text:p>
      <text:p text:style-name="P12"><text:s text:c="16"/></text:p>
      <text:p text:style-name="P12">{% if app.session.get('product_history') %}</text:p>
      <text:p text:style-name="P12">&lt;div class="container"&gt;</text:p>
      <text:p text:style-name="P12"><text:s text:c="4"/></text:p>
      <text:p text:style-name="P12"><text:s text:c="4"/>&lt;div class="row"&gt;</text:p>
      <text:p text:style-name="P12"><text:s text:c="8"/>&lt;div class="col-md-12"&gt;</text:p>
      <text:p text:style-name="P12"><text:s text:c="12"/>&lt;div class="page-header"&gt;</text:p>
      <text:p text:style-name="P12"><text:s text:c="16"/>&lt;h3&gt;Cart contents&lt;/h3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/>
      <text:p text:style-name="P12"><text:s text:c="4"/>&lt;div class="row"&gt;</text:p>
      <text:p text:style-name="P12"><text:s text:c="8"/>&lt;div class="col-md-12"&gt;</text:p>
      <text:p text:style-name="P12"><text:s text:c="12"/>&lt;div class="table-responsive"&gt;</text:p>
      <text:p text:style-name="P12"><text:tab/> <text:s text:c="3"/><text:tab/>&lt;table class="table table-striped table-hover"&gt;</text:p>
      <text:p text:style-name="P12"><text:s text:c="20"/>&lt;thead&gt;</text:p>
      <text:p text:style-name="P12"><text:s text:c="24"/>&lt;tr&gt;</text:p>
      <text:p text:style-name="P12"><text:s text:c="28"/>&lt;th&gt;Product&lt;/th&gt;</text:p>
      <text:p text:style-name="P12"><text:s text:c="28"/>&lt;th&gt;Quantity&lt;/th&gt;</text:p>
      <text:p text:style-name="P12"><text:s text:c="28"/>&lt;th&gt;Price&lt;/th&gt;</text:p>
      <text:p text:style-name="P12"><text:s text:c="28"/>&lt;th&gt;Subtotal&lt;/th&gt;</text:p>
      <text:p text:style-name="P12"><text:soft-page-break/><text:s text:c="28"/>&lt;th&gt;&lt;/th&gt;</text:p>
      <text:p text:style-name="P12"><text:tab/> <text:s text:c="3"/><text:tab/><text:tab/>&lt;/tr&gt;</text:p>
      <text:p text:style-name="P12"><text:s text:c="20"/>&lt;/thead&gt;</text:p>
      <text:p text:style-name="P12"><text:s text:c="20"/>&lt;tbody&gt;</text:p>
      <text:p text:style-name="P12"><text:s text:c="20"/>{% for product in app.session.get('product_cart') %}</text:p>
      <text:p text:style-name="P12"><text:s text:c="20"/>&lt;tr&gt;</text:p>
      <text:p text:style-name="P12"><text:s text:c="24"/>&lt;td&gt;&lt;a href="{{ path('application_product_show', { 'id': product.id, 'title': product.titleslug }) }}"&gt;{{ product.title|raw }}&lt;/a&gt;&lt;/td&gt;</text:p>
      <text:p text:style-name="P12"><text:s text:c="24"/>&lt;td&gt;{{ product.quantity }}&lt;/td&gt;</text:p>
      <text:p text:style-name="P12"><text:s text:c="24"/>&lt;td&gt;{{ product.price }} zł&lt;/td&gt;</text:p>
      <text:p text:style-name="P12"><text:s text:c="24"/>&lt;td&gt;{{ product.subtotal }} zł&lt;/td&gt;</text:p>
      <text:p text:style-name="P12"><text:s text:c="24"/>&lt;td class="text-right"&gt;&lt;a class="btn btn-default btn-sm" href="{{ path('application_product_remove-cart', { 'id': product.id }) }}"&gt;Remove&lt;/a&gt;&lt;/td&gt;</text:p>
      <text:p text:style-name="P12"><text:s text:c="20"/>&lt;/tr&gt;</text:p>
      <text:p text:style-name="P12"><text:s text:c="20"/>{% endfor %}</text:p>
      <text:p text:style-name="P12"><text:s text:c="20"/>&lt;/tbody&gt;</text:p>
      <text:p text:style-name="P12"><text:s text:c="20"/>&lt;tfoot&gt;</text:p>
      <text:p text:style-name="P12"><text:s text:c="24"/>&lt;tr class="success"&gt;</text:p>
      <text:p text:style-name="P12"><text:s text:c="28"/>&lt;th colspan="3"&gt;Subtotal&lt;/th&gt;</text:p>
      <text:p text:style-name="P12"><text:s text:c="28"/>&lt;th colspan="2"&gt;xxx&lt;/th&gt;</text:p>
      <text:p text:style-name="P12"><text:tab/> <text:s text:c="3"/><text:tab/><text:tab/>&lt;/tr&gt;</text:p>
      <text:p text:style-name="P12"><text:s text:c="20"/>&lt;/tfoot&gt;</text:p>
      <text:p text:style-name="P12"><text:s text:c="16"/>&lt;/table&gt;</text:p>
      <text:p text:style-name="P12"><text:s text:c="12"/>&lt;/div&gt;</text:p>
      <text:p text:style-name="P12"><text:s text:c="8"/>&lt;/div&gt;</text:p>
      <text:p text:style-name="P12"><text:s text:c="4"/>&lt;/div&gt;</text:p>
      <text:p text:style-name="P12"/>
      <text:p text:style-name="P12"><text:s text:c="4"/>&lt;div class="row"&gt;</text:p>
      <text:p text:style-name="P12"><text:s text:c="4"/><text:tab/>&lt;div class="col-md-6"&gt;</text:p>
      <text:p text:style-name="P12"><text:s text:c="12"/>&lt;a class="btn btn-default" href="{{ path('application_product') }}"&gt;Continue Shopping&lt;/a&gt;</text:p>
      <text:p text:style-name="P12"><text:s text:c="12"/>&lt;a class="btn btn-default" href="#"&gt;Update basket&lt;/a&gt;</text:p>
      <text:p text:style-name="P12"><text:s text:c="4"/><text:tab/>&lt;/div&gt;</text:p>
      <text:p text:style-name="P12"><text:s text:c="4"/><text:tab/>&lt;div class="col-md-6 text-right"&gt;</text:p>
      <text:p text:style-name="P12"><text:s text:c="12"/>&lt;a class="btn btn-primary" href="#"&gt;Proceed to Checkout&lt;/a&gt;</text:p>
      <text:p text:style-name="P12"><text:s text:c="4"/><text:tab/>&lt;/div&gt;</text:p>
      <text:p text:style-name="P12"><text:s text:c="4"/>&lt;/div&gt;</text:p>
      <text:p text:style-name="P12"/>
      <text:p text:style-name="P12">&lt;/div&gt;</text:p>
      <text:p text:style-name="P12">{% else %}</text:p>
      <text:p text:style-name="P12">&lt;div class="container"&gt;</text:p>
      <text:p text:style-name="P12"><text:s text:c="4"/>&lt;div class="row"&gt;</text:p>
      <text:p text:style-name="P12"><text:s text:c="8"/>&lt;div class="col-md-12 text-center"&gt;</text:p>
      <text:p text:style-name="P12"><text:s text:c="12"/>&lt;h1&gt;You have no items in your shopping cart.&lt;/h1&gt;</text:p>
      <text:p text:style-name="P12"><text:s text:c="12"/>&lt;a class="btn btn-lg btn-default" href="{{ path('application_product') }}"&gt;Click here to continue shopping&lt;/a&gt;</text:p>
      <text:p text:style-name="P12"><text:s text:c="8"/>&lt;/div&gt;</text:p>
      <text:p text:style-name="P12"><text:s text:c="4"/>&lt;/div&gt;</text:p>
      <text:p text:style-name="P12">&lt;/div&gt;</text:p>
      <text:p text:style-name="P12">{% endif %}</text:p>
      <text:p text:style-name="P12"><text:s text:c="8"/></text:p>
      <text:p text:style-name="P12">{% endblock %}</text:p>
      <text:p text:style-name="P12"/>
      <text:p text:style-name="P5">5. Dodajemy akcje dodawania produktu do koszyka:</text:p>
      <text:p text:style-name="P10">shop\src\Application\ShopBundle\Resources\views\Product\show.html.twig </text:p>
      <text:p text:style-name="P10">...</text:p>
      <text:p text:style-name="P9"><text:tab/> <text:s text:c="3"/>&lt;p&gt;</text:p>
      <text:p text:style-name="P14"><text:s text:c="20"/>&lt;a class="btn btn-primary" href="{{ path('application_product_add-cart', { 'id': entity.id }) }}" role="button"&gt;&lt;i class="fa fa-cart-plus"&gt;&lt;/i&gt; Add to cart&lt;/a&gt;</text:p>
      <text:p text:style-name="P9"><text:s text:c="20"/>&lt;a class="btn btn-default" href="{{ path('application_product') }}" role="button"&gt;Back to the list&lt;/a&gt;</text:p>
      <text:p text:style-name="P9"><text:s text:c="16"/>&lt;/p&gt;</text:p>
      <text:p text:style-name="P9"><text:soft-page-break/></text:p>
      <text:p text:style-name="P10">6. Dodajemy routing</text:p>
      <text:p text:style-name="P10">shop\src\Application\ShopBundle\Resources\config\routing\product.yml </text:p>
      <text:p text:style-name="P14">application_product_add-cart:</text:p>
      <text:p text:style-name="P14"><text:s text:c="4"/>path: <text:s text:c="4"/>/{id}/add-cart</text:p>
      <text:p text:style-name="P14"><text:s text:c="4"/>defaults: { _controller: "ApplicationShopBundle:Product:addCart" }</text:p>
      <text:p text:style-name="P9"/>
      <text:p text:style-name="P9">7. Dodajemy metodę</text:p>
      <text:p text:style-name="P10">shop\src\Application\ShopBundle\Controller\ProductController.php </text:p>
      <text:p text:style-name="P9">....</text:p>
      <text:p text:style-name="P9"><text:span text:style-name="T1"><text:s text:c="4"/>public function addCartAction($id)</text:span></text:p>
      <text:p text:style-name="P9"><text:span text:style-name="T1"><text:s text:c="4"/>{</text:span></text:p>
      <text:p text:style-name="P9"><text:span text:style-name="T1"><text:s text:c="8"/>$em = $this-&gt;getDoctrine()-&gt;getManager();</text:span></text:p>
      <text:p text:style-name="P9"><text:span text:style-name="T1"/></text:p>
      <text:p text:style-name="P9"><text:span text:style-name="T1"><text:s text:c="8"/>$entity = $em-&gt;getRepository('ApplicationShopBundle:Product')-&gt;find($id);</text:span></text:p>
      <text:p text:style-name="P9"><text:span text:style-name="T1"/></text:p>
      <text:p text:style-name="P9"><text:span text:style-name="T1"><text:s text:c="8"/>if (!$entity) {</text:span></text:p>
      <text:p text:style-name="P9"><text:span text:style-name="T1"><text:s text:c="12"/>throw $this-&gt;createNotFoundException('Unable to find Product entity.');</text:span></text:p>
      <text:p text:style-name="P9"><text:span text:style-name="T1"><text:s text:c="8"/>}</text:span></text:p>
      <text:p text:style-name="P9"><text:span text:style-name="T1"><text:s text:c="8"/></text:span></text:p>
      <text:p text:style-name="P9"><text:span text:style-name="T1"><text:s text:c="8"/>$session = $this-&gt;getRequest()-&gt;getSession();</text:span></text:p>
      <text:p text:style-name="P9"><text:span text:style-name="T1"><text:s/></text:span></text:p>
      <text:p text:style-name="P9"><text:span text:style-name="T1"><text:tab/>$products = $session-&gt;get('product_cart', array());</text:span></text:p>
      <text:p text:style-name="P9"><text:span text:style-name="T1"><text:tab/></text:span></text:p>
      <text:p text:style-name="P9"><text:span text:style-name="T1"><text:s text:c="8"/>$product = array(</text:span></text:p>
      <text:p text:style-name="P9"><text:span text:style-name="T1"><text:s text:c="12"/>'id' =&gt; $entity-&gt;getId(), </text:span></text:p>
      <text:p text:style-name="P9"><text:span text:style-name="T1"><text:s text:c="12"/>'title' =&gt; $entity-&gt;getTitle(), </text:span></text:p>
      <text:p text:style-name="P9"><text:span text:style-name="T1"><text:s text:c="12"/>'titleslug' =&gt; $entity-&gt;getTitleSlug(),</text:span></text:p>
      <text:p text:style-name="P9"><text:span text:style-name="T1"><text:s text:c="12"/>'price' =&gt; $entity-&gt;getPrice(),</text:span></text:p>
      <text:p text:style-name="P9"><text:span text:style-name="T1"><text:s text:c="12"/>'quantity' =&gt; 1,</text:span></text:p>
      <text:p text:style-name="P9"><text:span text:style-name="T1"><text:s text:c="12"/>'subtotal' =&gt; $entity-&gt;getPrice(),</text:span></text:p>
      <text:p text:style-name="P9"><text:span text:style-name="T1"><text:s text:c="8"/>);</text:span></text:p>
      <text:p text:style-name="P9"><text:span text:style-name="T1"/></text:p>
      <text:p text:style-name="P9"><text:span text:style-name="T1"><text:s text:c="8"/>$key_product = null;</text:span></text:p>
      <text:p text:style-name="P9"><text:span text:style-name="T1"><text:s text:c="8"/>$key_cart = null;</text:span></text:p>
      <text:p text:style-name="P9"><text:span text:style-name="T1"><text:s text:c="8"/></text:span></text:p>
      <text:p text:style-name="P9"><text:span text:style-name="T1"><text:s text:c="8"/>foreach($products as $key =&gt; $val) {</text:span></text:p>
      <text:p text:style-name="P9"><text:span text:style-name="T1"><text:s text:c="12"/>if ($val['id'] == $id) {</text:span></text:p>
      <text:p text:style-name="P9"><text:span text:style-name="T1"><text:s text:c="16"/>$key_product = $val['id'];</text:span></text:p>
      <text:p text:style-name="P9"><text:span text:style-name="T1"><text:s text:c="16"/>$key_cart = $key;</text:span></text:p>
      <text:p text:style-name="P9"><text:span text:style-name="T1"><text:s text:c="12"/>}</text:span></text:p>
      <text:p text:style-name="P9"><text:span text:style-name="T1"><text:s text:c="8"/>}</text:span></text:p>
      <text:p text:style-name="P9"><text:span text:style-name="T1"><text:s text:c="8"/></text:span></text:p>
      <text:p text:style-name="P9"><text:span text:style-name="T1"><text:s text:c="8"/>if (!$key_product) {</text:span></text:p>
      <text:p text:style-name="P9"><text:span text:style-name="T1"><text:s text:c="12"/>//echo 'Dodano nowy produkt do koszyka';</text:span></text:p>
      <text:p text:style-name="P9"><text:span text:style-name="T1"><text:s text:c="12"/>array_unshift($products, $product);</text:span></text:p>
      <text:p text:style-name="P9"><text:span text:style-name="T1"><text:s text:c="12"/>$session-&gt;set('product_cart', $products);</text:span></text:p>
      <text:p text:style-name="P9"><text:span text:style-name="T1"><text:s text:c="12"/>//var_dump($products);</text:span></text:p>
      <text:p text:style-name="P9"><text:span text:style-name="T1"><text:s text:c="12"/>//exit;</text:span></text:p>
      <text:p text:style-name="P9"><text:span text:style-name="T1"><text:s text:c="8"/>} else {</text:span></text:p>
      <text:p text:style-name="P9"><text:span text:style-name="T1"><text:s text:c="12"/>$products[$key_cart]['quantity']++;</text:span></text:p>
      <text:p text:style-name="P9"><text:span text:style-name="T1"><text:s text:c="12"/>$products[$key_cart]['subtotal'] = $products[$key_cart]['quantity'] * $products[$key_cart]['price'];</text:span></text:p>
      <text:p text:style-name="P9"><text:span text:style-name="T1"><text:s text:c="12"/>$session-&gt;set('product_cart', $products);</text:span></text:p>
      <text:p text:style-name="P9"><text:span text:style-name="T1"><text:s text:c="12"/>//var_dump($products);</text:span></text:p>
      <text:p text:style-name="P9"><text:span text:style-name="T1"><text:s text:c="12"/>//exit;</text:span></text:p>
      <text:p text:style-name="P9"><text:span text:style-name="T1"><text:s text:c="8"/>}</text:span></text:p>
      <text:p text:style-name="P9"><text:span text:style-name="T1"><text:s text:c="8"/></text:span></text:p>
      <text:p text:style-name="P9"><text:span text:style-name="T1"><text:s text:c="8"/>//$session-&gt;invalidate('product_cart');</text:span></text:p>
      <text:p text:style-name="P9"><text:span text:style-name="T1"><text:s text:c="8"/>return $this-&gt;redirect($this-&gt;generateUrl('application_order_cart'));</text:span></text:p>
      <text:p text:style-name="P9"><text:span text:style-name="T1"><text:s text:c="4"/>}</text:span></text:p>
      <text:p text:style-name="P14"/>
      <text:p text:style-name="P9"><text:soft-page-break/>8. Dodajemy akcje usówania produktu z koszyka:</text:p>
      <text:p text:style-name="P9">src/Application/ShopBundle/Resources/views/Order/cart.html.twig</text:p>
      <text:p text:style-name="P9">...</text:p>
      <text:p text:style-name="P8">&lt;td class="text-right"&gt;&lt;a class="btn btn-default btn-sm" href="{{ path('application_product_remove-cart', { 'id': product.id }) }}"&gt;Remove&lt;/a&gt;&lt;/td&gt;</text:p>
      <text:p text:style-name="P9"/>
      <text:p text:style-name="P10">9. Dodajemy routing</text:p>
      <text:p text:style-name="P10">shop\src\Application\ShopBundle\Resources\config\routing\product.yml </text:p>
      <text:p text:style-name="P14">application_product_remove-cart:</text:p>
      <text:p text:style-name="P14"><text:s text:c="4"/>path: <text:s text:c="4"/>/{id}/remove-cart</text:p>
      <text:p text:style-name="P14"><text:s text:c="4"/>defaults: { _controller: "ApplicationShopBundle:Product:removeCart" }</text:p>
      <text:p text:style-name="P9"/>
      <text:p text:style-name="P9">10. Dodajemy metodę</text:p>
      <text:p text:style-name="P10">shop\src\Application\ShopBundle\Controller\ProductController.php</text:p>
      <text:p text:style-name="P11"><text:s text:c="4"/>public function removeCartAction($id)</text:p>
      <text:p text:style-name="P11"><text:s text:c="4"/>{</text:p>
      <text:p text:style-name="P11"><text:s text:c="8"/>$em = $this-&gt;getDoctrine()-&gt;getManager();</text:p>
      <text:p text:style-name="P11"/>
      <text:p text:style-name="P11"><text:s text:c="8"/>$entity = $em-&gt;getRepository('ApplicationShopBundle:Product')-&gt;find($id);</text:p>
      <text:p text:style-name="P11"/>
      <text:p text:style-name="P11"><text:s text:c="8"/>if (!$entity) {</text:p>
      <text:p text:style-name="P11"><text:s text:c="12"/>throw $this-&gt;createNotFoundException('Unable to find Product entity.');</text:p>
      <text:p text:style-name="P11"><text:s text:c="8"/>}</text:p>
      <text:p text:style-name="P11"><text:s text:c="8"/></text:p>
      <text:p text:style-name="P11"><text:s text:c="8"/>$session = $this-&gt;getRequest()-&gt;getSession();</text:p>
      <text:p text:style-name="P11"><text:s/></text:p>
      <text:p text:style-name="P11"><text:tab/>$products = $session-&gt;get('product_cart', array());</text:p>
      <text:p text:style-name="P11"/>
      <text:p text:style-name="P11"><text:s text:c="8"/>$key_cart = null;</text:p>
      <text:p text:style-name="P11"><text:s text:c="8"/></text:p>
      <text:p text:style-name="P11"><text:s text:c="8"/>foreach($products as $key =&gt; $val) {</text:p>
      <text:p text:style-name="P11"><text:s text:c="12"/>if ($val['id'] == $id) {</text:p>
      <text:p text:style-name="P11"><text:s text:c="16"/>$key_cart = $key;</text:p>
      <text:p text:style-name="P11"><text:s text:c="12"/>}</text:p>
      <text:p text:style-name="P11"><text:s text:c="8"/>}</text:p>
      <text:p text:style-name="P11"><text:s text:c="8"/></text:p>
      <text:p text:style-name="P11"><text:s text:c="8"/>if (isset($key_cart)) {</text:p>
      <text:p text:style-name="P11"><text:s text:c="12"/>unset($products[$key_cart]);</text:p>
      <text:p text:style-name="P11"><text:s text:c="12"/>$session-&gt;set('product_cart', $products);</text:p>
      <text:p text:style-name="P11"><text:s text:c="8"/>}</text:p>
      <text:p text:style-name="P11"><text:s text:c="8"/></text:p>
      <text:p text:style-name="P11"><text:s text:c="8"/>if (empty($products)) {</text:p>
      <text:p text:style-name="P11"><text:s text:c="12"/>$session-&gt;invalidate('product_cart');</text:p>
      <text:p text:style-name="P11"><text:s text:c="8"/>}</text:p>
      <text:p text:style-name="P11"><text:s text:c="8"/></text:p>
      <text:p text:style-name="P11"><text:soft-page-break/><text:s text:c="8"/>return $this-&gt;redirect($this-&gt;generateUrl('application_order_cart'));</text:p>
      <text:p text:style-name="P11"><text:s text:c="4"/>}</text:p>
      <text:p text:style-name="P10"/>
      <text:p text:style-name="P10"><text:tab/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26M45S</meta:editing-duration>
    <meta:editing-cycles>19</meta:editing-cycles>
    <meta:generator>OpenOffice.org/3.3$Win32 OpenOffice.org_project/330m20$Build-9567</meta:generator>
    <dc:date>2015-10-27T16:16:37.89</dc:date>
    <dc:creator>szymon idczak</dc:creator>
    <meta:document-statistic meta:table-count="0" meta:image-count="0" meta:object-count="0" meta:page-count="5" meta:paragraph-count="200" meta:word-count="494" meta:character-count="7190"/>
    <meta:user-defined meta:name="Info 1"/>
    <meta:user-defined meta:name="Info 2"/>
    <meta:user-defined meta:name="Info 3"/>
    <meta:user-defined meta:name="Info 4"/>
  </office:meta>
</office:document-meta>
</file>